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master-page-name="HTML">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 style:family="paragraph" style:parent-style-name="Table_20_Contents">
      <style:paragraph-properties fo:text-align="center" style:justify-single-word="false"/>
      <style:text-properties style:font-name="Times New Roman1" fo:font-size="10pt" fo:language="en" fo:country="US" style:font-name-asian="Times New Roman1" style:font-size-asian="10pt" style:font-name-complex="Times New Roman1" style:font-size-complex="10pt"/>
    </style:style>
    <style:style style:name="P3" style:family="paragraph" style:parent-style-name="Text_20_body">
      <style:paragraph-properties fo:margin-top="0cm" fo:margin-bottom="0.199cm" fo:line-height="150%"/>
      <style:text-properties style:font-name="Times New Roman" fo:font-size="12pt" style:font-size-asian="12pt" style:font-size-complex="12pt"/>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style>
    <style:style style:name="P6" style:family="paragraph" style:parent-style-name="Heading_20_1">
      <style:text-properties fo:language="en" fo:country="U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language="en" fo:country="US" fo:font-weight="normal" style:font-weight-asian="normal" style:font-weight-complex="normal"/>
    </style:style>
    <style:style style:name="P10" style:family="paragraph" style:parent-style-name="Text_20_body" style:list-style-name="L2">
      <style:text-properties fo:language="en" fo:country="US"/>
    </style:style>
    <style:style style:name="P11" style:family="paragraph" style:parent-style-name="Text_20_body" style:list-style-name="L3">
      <style:text-properties fo:language="en" fo:country="US"/>
    </style:style>
    <style:style style:name="P12" style:family="paragraph" style:parent-style-name="Text_20_body" style:list-style-name="L3"/>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normal" style:font-style-asian="italic" style:font-weight-asian="normal" style:font-style-complex="italic"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ru" fo:country="RU"/>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Графический объект1" text:anchor-type="as-char" svg:width="0.951cm" svg:height="0.79cm" draw:z-index="0"><draw:image xlink:href="../../odt_eng/images/1001.png" xlink:type="simple" xlink:show="embed" xlink:actuate="onLoad"/></draw:frame></text:p>
          </table:table-cell>
          <table:table-cell table:style-name="Table1.B1" office:value-type="string">
            <text:h text:style-name="P6" text:outline-level="1">Time graph</text:h>
          </table:table-cell>
        </table:table-row>
        <table:table-row>
          <table:table-cell table:style-name="Table1.A2" office:value-type="string">
            <text:p text:style-name="P2">In palette</text:p>
          </table:table-cell>
          <table:table-cell table:style-name="Table1.B1" office:value-type="string">
            <text:p text:style-name="Standard"/>
          </table:table-cell>
        </table:table-row>
        <table:table-row table:style-name="Table1.3">
          <table:table-cell table:style-name="Table1.A1" office:value-type="string">
            <text:p text:style-name="P1"><draw:frame draw:style-name="fr2" draw:name="Графический объект2" text:anchor-type="as-char" svg:width="2.12cm" svg:height="1.589cm" draw:z-index="1"><draw:image xlink:href="../../odt_eng/images/1001_in_scheme.png" xlink:type="simple" xlink:show="embed" xlink:actuate="onLoad"/></draw:frame></text:p>
          </table:table-cell>
          <table:table-cell table:style-name="Table1.A1" office:value-type="string">
            <text:p text:style-name="Standard"/>
          </table:table-cell>
        </table:table-row>
        <table:table-row table:style-name="Table1.3">
          <table:table-cell table:style-name="Table1.A4" office:value-type="string">
            <text:p text:style-name="P2">In diagram</text:p>
          </table:table-cell>
          <table:table-cell table:style-name="Table1.B4" office:value-type="string">
            <text:p text:style-name="Standard"/>
          </table:table-cell>
        </table:table-row>
        <table:table-row table:style-name="Table1.3">
          <table:table-cell table:style-name="Table1.A2" table:number-columns-spanned="2" office:value-type="string">
            <text:p text:style-name="Text_20_body"><text:span text:style-name="T1">The unit is </text:span><text:span text:style-name="T3">vectorized</text:span><text:span text:style-name="T1"> and implements the display of current results of simulation as </text:span><text:span text:style-name="T3">time dependencies</text:span><text:span text:style-name="T1"> for </text:span><text:span text:style-name="T4">one </text:span><text:span text:style-name="T1">or simultaneously for </text:span><text:span text:style-name="T4">several</text:span><text:span text:style-name="T1"> </text:span><text:span text:style-name="T4">variables</text:span><text:span text:style-name="T1">. </text:span></text:p>
            <text:p text:style-name="Text_20_body"><text:span text:style-name="T1">In the Diagram window the unit image is presented as a rectangular with a specific pictogram like the image of any unit</text:span>.</text:p>
            <text:p text:style-name="Text_20_body"><text:span text:style-name="T1">By a left mouse double-click on the image of the unit in the Diagram window the so called </text:span><text:span text:style-name="T4">graphic window </text:span><text:span text:style-name="T7">(it is also opened when the unit is initially positioned in the diagram). </text:span><text:span text:style-name="T1"><text:s/></text:span></text:p>
            <text:p text:style-name="P5"><draw:frame draw:style-name="fr2" draw:name="Графический объект3" text:anchor-type="as-char" svg:width="9.446cm" svg:height="7.355cm" draw:z-index="2"><draw:image xlink:href="../../odt_eng/images/1001_a.png" xlink:type="simple" xlink:show="embed" xlink:actuate="onLoad"/></draw:frame></text:p>
            <text:p text:style-name="Text_20_body"><text:span text:style-name="T3">Note</text:span><text:span text:style-name="T10">: </text:span><text:span text:style-name="T1">the dialog window for unit </text:span><text:span text:style-name="T3">properties</text:span><text:span text:style-name="T1"> can be displayed by a single </text:span><text:span text:style-name="T4">right </text:span><text:span text:style-name="T1">mouse-click on the unit. </text:span></text:p>
            <text:p text:style-name="Text_20_body"><text:span text:style-name="T3">Properties</text:span>:</text:p>
            <text:list xml:id="list8217824900537809960" text:style-name="L1">
              <text:list-item>
                <text:p text:style-name="P7"><text:span text:style-name="T2">Number </text:span><text:span text:style-name="T1">of input ports – is a number of unit </text:span><text:span text:style-name="T2">ports,</text:span><text:span text:style-name="T3"> 1 </text:span><text:span text:style-name="T2"><text:s/>by default; <text:line-break/>in other words, a number of signals displayed in the graphic window <text:line-break/>(scalars or vectors). <text:s/></text:span></text:p>
              </text:list-item>
            </text:list>
            <text:p text:style-name="Text_20_body"><text:span text:style-name="T1">If input signals are </text:span><text:span text:style-name="T4">scalar</text:span><text:span text:style-name="T1"> then a number of graphs will be equal to a number of input signals. </text:span></text:p>
            <text:p text:style-name="Text_20_body"><text:span text:style-name="T1">If input signals are </text:span><text:span text:style-name="T4">vector </text:span><text:span text:style-name="T7">(for example, three vector signals with dimensionality of </text:span><text:span text:style-name="T8">4, 3 </text:span><text:span text:style-name="T9">and </text:span><text:span text:style-name="T8">5), </text:span><text:span text:style-name="T7">then a number of graphs displayed in the graphic window will be equal to the sum of dimensionality of input signals, i.e., to </text:span><text:span text:style-name="T8">12</text:span><text:span text:style-name="T9">. </text:span></text:p>
            <text:p text:style-name="Text_20_body"><text:span text:style-name="T3">Additional settings</text:span><text:span text:style-name="T1">:</text:span></text:p>
            <text:p text:style-name="Text_20_body"><text:span text:style-name="T1">On clicking the right mouse button on the graphic window, a drop-down menu will appear with </text:span><text:span text:style-name="T3">Properties</text:span><text:span text:style-name="T2"> menu option and with the following options</text:span><text:span text:style-name="T10">:</text:span></text:p>
            <text:list xml:id="list3004323700296581080" text:style-name="L2">
              <text:list-item>
                <text:p text:style-name="P9">Graph background – selection of fill color for the graph background (white by default).</text:p>
              </text:list-item>
              <text:list-item>
                <text:p text:style-name="P9">Substrate – selection of raster image as the graph background; the image will be scaled up to the graph size.</text:p>
              </text:list-item>
              <text:list-item>
                <text:p text:style-name="P8"><text:span text:style-name="T1">Dimensions of the window – setting precise width and height of the graph window in </text:span><text:soft-page-break/><text:span text:style-name="T1">pixels.</text:span></text:p>
              </text:list-item>
              <text:list-item>
                <text:p text:style-name="P8"><text:span text:style-name="T2">C</text:span><text:span text:style-name="T11">opy to clipboard –</text:span><text:span text:style-name="T2"> is for copying a graph window image to the clipboard to paste that to other programs </text:span><text:span text:style-name="T11">(</text:span><text:span text:style-name="T2">Paint, Word, Photoshop, AutoCAD...).</text:span></text:p>
              </text:list-item>
              <text:list-item>
                <text:p text:style-name="P10">Export to file – is for saving an image in one of common graphics formats.</text:p>
              </text:list-item>
              <text:list-item>
                <text:p text:style-name="P10">Print – is for sending a graph for printing.</text:p>
              </text:list-item>
              <text:list-item>
                <text:p text:style-name="P8"><text:span text:style-name="T1">Table – is for changing the method of displaying the time dependency for a table one </text:span>(<text:span text:style-name="T1">changing back method is the same</text:span>).</text:p>
              </text:list-item>
              <text:list-item>
                <text:p text:style-name="P10">Save in text file – is for saving the time dependency in a text file as a table.</text:p>
              </text:list-item>
              <text:list-item>
                <text:p text:style-name="P8"><text:span text:style-name="T2">Export to</text:span><text:span text:style-name="T11"> </text:span><text:span text:style-name="T2">Excel – is for exporting the time dependency as a table to</text:span><text:span text:style-name="T11"> </text:span><text:span text:style-name="T2">MS Excel.</text:span></text:p>
              </text:list-item>
              <text:list-item>
                <text:p text:style-name="P8"><text:span text:style-name="T1">Cursor</text:span> <text:span text:style-name="T2">–</text:span> <text:span text:style-name="T1">is an additional option for precise study of displayed time dependency.</text:span></text:p>
              </text:list-item>
              <text:list-item>
                <text:p text:style-name="P8"><text:span text:style-name="T1">Always on top</text:span> <text:span text:style-name="T2">–</text:span> <text:span text:style-name="T1">if is on <text:s/>the graph will be displayed on top of all other windows.</text:span></text:p>
              </text:list-item>
              <text:list-item>
                <text:p text:style-name="P8"><text:span text:style-name="T2">Reduce points</text:span><text:span text:style-name="T11"> </text:span><text:span text:style-name="T2">–</text:span><text:span text:style-name="T11"> </text:span><text:span text:style-name="T2">if is on (yes, by default) displayed data will be subject <text:s/>to </text:span><text:span text:style-name="T5">reduction</text:span><text:span text:style-name="T2"> as per the following algorithm: if 3 successive reference points lie along a straight line (with preset accuracy) the middle point is not displayed in the graph since a segment drawn through the 1st and 3rd points will contain the 2nd point as well. If it is necessary to have information on all reference data displayed in the graph this option shall be removed (deactivated).</text:span></text:p>
              </text:list-item>
              <text:list-item>
                <text:p text:style-name="P8"><text:span text:style-name="T2">Delete hidden points </text:span><text:span text:style-name="T11"><text:s/></text:span><text:span text:style-name="T2">–</text:span><text:span text:style-name="T11"> <text:s/></text:span><text:span text:style-name="T2">if is on (yes by default) calculation data (graph points), which were subject to </text:span><text:span text:style-name="T5">reduction</text:span><text:span text:style-name="T2">, will be removed from RAM and from the graph. This procedure allows too large data arrays, which are accumulated in the computer memory during simulation of <text:s/></text:span><text:span text:style-name="T6">long-term</text:span><text:span text:style-name="T2"> dynamics, to be avoided.</text:span></text:p>
              </text:list-item>
            </text:list>
            <text:p text:style-name="Text_20_body"><text:span text:style-name="T1">Setting of parameters of the Graphic window (color and type of lines, parameters of axes of coordinates, parameters of the graph heading and inscriptions along the axes of coordinates, etc.) will be carried out in special dialog window </text:span><text:span text:style-name="T3">Graph Properties</text:span>:</text:p>
            <text:p text:style-name="P5"><text:soft-page-break/><draw:frame draw:style-name="fr2" draw:name="Графический объект4" text:anchor-type="as-char" svg:width="15.004cm" svg:height="18.576cm" draw:z-index="3"><draw:image xlink:href="../../odt_eng/images/1001_b.png" xlink:type="simple" xlink:show="embed" xlink:actuate="onLoad"/></draw:frame></text:p>
            <text:p text:style-name="P4">All options of this window is preferably to be studied independently by yourself. Most commonly used options are:</text:p>
            <text:list xml:id="list5351065488751690773" text:style-name="L3">
              <text:list-item>
                <text:p text:style-name="P11">Graph name – is name of the graph in the legend. </text:p>
              </text:list-item>
              <text:list-item>
                <text:p text:style-name="P11">Line style – is the style of the line the selected time dependency is displayed by. </text:p>
              </text:list-item>
              <text:list-item>
                <text:p text:style-name="P12"><text:span text:style-name="T1">Line thickness – is the thickness of the line of a selected graph in pixels</text:span>.</text:p>
              </text:list-item>
              <text:list-item>
                <text:p text:style-name="P11">Heading – is the name of graph (on the top), font parameters can be set up.</text:p>
              </text:list-item>
              <text:list-item>
                <text:p text:style-name="P12"><text:span text:style-name="T1">Axis name – is the line of a text displayed next to the axis along with the name of the axis.</text:span> </text:p>
              </text:list-item>
              <text:list-item>
                <text:p text:style-name="P12"><text:span text:style-name="T1">Autoscale – is the option for autoscaling the graph</text:span> <text:span text:style-name="T1">(or a lack of the option). By default </text:span><text:span text:style-name="T1">the autoscaling is off.</text:span></text:p>
              </text:list-item>
              <text:list-item>
                <text:p text:style-name="P12"><text:span text:style-name="T1">Graph update rate – in case long-term processes are subject of your studies it is advantageous the update rate to be increased. If those are quick processes the </text:span><text:span text:style-name="T1">parameter is better to be </text:span><text:soft-page-break/><text:span text:style-name="T1">reduced</text:span>.</text:p>
              </text:list-item>
              <text:list-item>
                <text:p text:style-name="P11">Multiscale mode – is the option for different scales to be displayed for different values. </text:p>
              </text:list-item>
            </text:list>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Временной график</dc:title>
    <dc:date>2012-03-05T20:53:49.34</dc:date>
    <meta:editing-cycles>91</meta:editing-cycles>
    <meta:editing-duration>PT5H7M59S</meta:editing-duration>
    <dc:creator>Александр </dc:creator>
    <meta:document-statistic meta:table-count="1" meta:image-count="4" meta:object-count="0" meta:page-count="4" meta:paragraph-count="40" meta:word-count="763" meta:character-count="4176"/>
    <meta:user-defined meta:name="Поле 1"/>
    <meta:user-defined meta:name="Поле 2"/>
    <meta:user-defined meta:name="Поле 3"/>
    <meta:user-defined meta:name="Поле 4"/>
  </office:meta>
</office:document-meta>
</file>